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4472C4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0.740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4" table:number-columns-repeated="16348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5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; 7</text:p>
          </table:table-cell>
          <table:table-cell table:number-columns-repeated="21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9; 10</text:p>
          </table:table-cell>
          <table:table-cell table:number-columns-repeated="13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6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13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5T15:27:31Z</dc:date>
  </office:meta>
</office:document-meta>
</file>